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Cambria" svg:font-family="Cambria" style:font-adornments="Bold" style:font-family-generic="roman" style:font-pitch="variable"/>
    <style:font-face style:name="Cambria1" svg:font-family="Cambria" style:font-adornments="Bold Italic" style:font-family-generic="roman" style:font-pitch="variable"/>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febf" officeooo:paragraph-rsid="0004fe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itle lines</text:p>
      <text:h text:style-name="Heading_20_1" text:outline-level="1">Heading 1</text:h>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h text:style-name="Heading_20_2" text:outline-level="2">Heading 2</text:h>
      <text:p text:style-name="P1">Lorem ipsum dolor sit amet, consetetur sadipscing elitr, sed diam nonumy eirmod tempor invidunt ut labore et dolore magna aliquyam erat, sed diam voluptua.</text:p>
      <text:p text:style-name="Text_20_body">At vero eos et accusam et justo duo dolores et ea rebum. Stet clita kasd gubergren, no sea takimata sanctus est Lorem ipsum dolor sit amet.</text:p>
      <text:h text:style-name="Heading_20_3" text:outline-level="3">Heading 3</text:h>
      <text:h text:style-name="Heading_20_4" text:outline-level="4">Heading 4</text:h>
      <text:h text:style-name="Heading_20_5" text:outline-level="5">Heading 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Unicode MS1" svg:font-family="'Arial Unicode MS'" style:font-family-generic="swiss"/>
    <style:font-face style:name="Cambria" svg:font-family="Cambria" style:font-adornments="Bold" style:font-family-generic="roman" style:font-pitch="variable"/>
    <style:font-face style:name="Cambria1" svg:font-family="Cambria" style:font-adornments="Bold Italic" style:font-family-generic="roman" style:font-pitch="variable"/>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200%" fo:text-align="justify" style:justify-single-word="false" style:page-number="auto"/>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200%" fo:text-indent="0.2598in" style:auto-text-indent="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style:font-name="Cambria" fo:font-family="Cambria" style:font-style-name="Bold" style:font-family-generic="roman" style:font-pitch="variable" fo:font-size="1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style:font-name="Cambria" fo:font-family="Cambria" style:font-style-name="Bold" style:font-family-generic="roman" style:font-pitch="variable" fo:font-size="15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Cambria" fo:font-family="Cambria" style:font-style-name="Bold" style:font-family-generic="roman" style:font-pitch="variabl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ambria" fo:font-family="Cambria" style:font-style-name="Bold" style:font-family-generic="roman" style:font-pitch="variable"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Cambria1" fo:font-family="Cambria" style:font-style-name="Bold Italic" style:font-family-generic="roman" style:font-pitch="variable" fo:font-size="11pt"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color="#666666" style:font-name="Cambria" fo:font-family="Cambria" style:font-style-name="Bold" style:font-family-generic="roman" style:font-pitch="variable" fo:font-size="10.5pt"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3.1543in" style:type="center"/>
          <style:tab-stop style:position="6.3083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9799in" fo:margin-bottom="0.9799in" fo:margin-left="0.9799in" fo:margin-right="0.9799in" style:shadow="none"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style:dynamic-spacing="true" draw:fill="none"/>
      </style:footer-style>
    </style:page-layout>
  </office:automatic-styles>
  <office:master-styles>
    <style:master-page style:name="Standard" style:page-layout-name="Mpm1">
      <style:footer>
        <text:p text:style-name="Footer"><text:tab/><text:tab/><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e Arosio</meta:initial-creator>
    <meta:creation-date>2015-11-03T09:07:03.961923796</meta:creation-date>
    <dc:date>2015-11-03T09:38:48.521549471</dc:date>
    <dc:creator>Daniele Arosio</dc:creator>
    <meta:editing-duration>PT11M13S</meta:editing-duration>
    <meta:editing-cycles>2</meta:editing-cycles>
    <meta:generator>LibreOffice/4.4.5.2$Linux_X86_64 LibreOffice_project/40m0$Build-2</meta:generator>
    <meta:document-statistic meta:table-count="0" meta:image-count="0" meta:object-count="0" meta:page-count="2" meta:paragraph-count="10" meta:word-count="113" meta:character-count="650" meta:non-whitespace-character-count="545"/>
  </office:meta>
</office:document-meta>
</file>